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language="el" fo:country="GR" style:font-size-asian="18pt" style:font-size-complex="18pt"/>
    </style:style>
    <style:style style:name="P2" style:family="paragraph" style:parent-style-name="Standard">
      <style:text-properties fo:font-size="18pt" fo:language="el" fo:country="GR" fo:font-style="italic" style:font-size-asian="18pt" style:font-style-asian="italic" style:font-size-complex="18pt"/>
    </style:style>
    <style:style style:name="P3" style:family="paragraph" style:parent-style-name="Standard">
      <style:paragraph-properties fo:margin-left="0in" fo:margin-right="0in" fo:text-indent="0in" style:auto-text-indent="false"/>
      <style:text-properties fo:font-size="18pt" fo:language="el" fo:country="GR" style:font-size-asian="18pt" style:font-size-complex="18pt"/>
    </style:style>
    <style:style style:name="P4" style:family="paragraph" style:parent-style-name="Standard">
      <style:paragraph-properties fo:margin-left="0.4in" fo:margin-right="0in" fo:text-indent="0in" style:auto-text-indent="false"/>
    </style:style>
    <style:style style:name="P5" style:family="paragraph" style:parent-style-name="Standard" style:master-page-name="Standard">
      <style:paragraph-properties style:page-number="auto"/>
    </style:style>
    <style:style style:name="T1" style:family="text">
      <style:text-properties fo:font-size="18pt" style:font-size-asian="18pt" style:font-size-complex="18pt"/>
    </style:style>
    <style:style style:name="T2" style:family="text">
      <style:text-properties fo:font-size="18pt" fo:language="el" fo:country="GR" style:font-size-asian="18pt" style:font-size-complex="18pt"/>
    </style:style>
    <style:style style:name="T3" style:family="text">
      <style:text-properties fo:font-size="18pt" fo:language="el" fo:country="GR" fo:font-weight="bold" style:font-size-asian="18pt" style:font-weight-asian="bold" style:font-size-complex="18pt"/>
    </style:style>
    <style:style style:name="T4" style:family="text">
      <style:text-properties fo:font-size="18pt" fo:language="el" fo:country="GR" fo:font-style="italic" style:font-size-asian="18pt" style:font-style-asian="italic" style:font-size-complex="18pt"/>
    </style:style>
    <style:style style:name="T5" style:family="text">
      <style:text-properties fo:font-size="18pt" fo:font-weight="bold" style:font-size-asian="18pt" style:font-weight-asian="bold" style:font-size-complex="18pt"/>
    </style:style>
    <style:style style:name="T6" style:family="text">
      <style:text-properties fo:font-size="18pt" fo:font-style="italic" style:font-size-asian="18pt" style:font-style-asian="italic"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Κείμενα του </text:span><text:span text:style-name="T1">site</text:span></text:p>
      <text:p text:style-name="P3"/>
      <text:p text:style-name="Standard"><text:span text:style-name="T5">About</text:span><text:span text:style-name="T3"> ...</text:span></text:p>
      <text:p text:style-name="P1"/>
      <text:p text:style-name="Standard"><text:span text:style-name="T4">«Η μουσική και ο ρυθμός, βρίσκουν το δρόμο τους προς τα πιο απόκρυφα μέρη της ψυχής».<text:line-break/></text:span><text:span text:style-name="T2">- Πλάτων –</text:span></text:p>
      <text:p text:style-name="P1"/>
      <text:p text:style-name="Standard"><text:span text:style-name="T2">Στο λεμόνι, με λίγα λόγια, υμνούμε τη Μουσική, τιμούμε την ποιότητα, αναζητάμε την αρμονία, ενθαρρύνουμε τη συνύπαρξη, ευνοούμε το αυθεντικό, αγαπάμε κάθε τι δημιουργικό, κινούμαστε πολυσυλλεκτικά, τασσόμαστε υπέρ ενός καλύτερου ραδιοφώνου, ενός καλύτερου κόσμου… </text:span></text:p>
      <text:p text:style-name="P1"/>
      <text:p text:style-name="Standard"><text:span text:style-name="T2">Το λεμόνι, σκέψου το σαν έναν ηχητικό πολυχώρο που λειτουργεί σε δύο ορόφους, την ημέρα, 6πμ-6μμ και τη νύχτα 6μμ-6πμ, και ο κάθε όροφος περιλαμβάνει δύο ζώνες των 6 ωρών και με τη σειρά τους αυτές οι δυο ζώνες χωρίζονται σε δύο πιο μικρές που διαφοροποιούνται στην ενέργεια και την ένταση που βγάζουν…</text:span></text:p>
      <text:p text:style-name="Standard"><text:span text:style-name="T2">Το αποτέλεσμα… ένα 24ωρο ταξίδι με ένα αρμονικό, κυματιστό ρυθμό και κάποιες… λεμονάτες τρικυμίες… που προσθέτουν μια δόση ανατροπής και έκπληξης στη ροή.</text:span></text:p>
      <text:p text:style-name="Standard"><text:soft-page-break/><text:span text:style-name="T2">Το λεμόνι, όποια ζώνη ή όποιες ζώνες κι αν επισκέπτεσαι, δέσμευση και όραμά του είναι να σου προσφέρει μια ραδιοφωνική εμπειρία με ποιότητα, καλλιτεχνία και ουσία. Με ένα εξαίσιο μείγμα μουσικών κομματιών που καταργούν σύνορα, τάσεις, μόδες, στερεότυπα.</text:span></text:p>
      <text:p text:style-name="P4"><text:span text:style-name="T2">ΥΣ Το λεμόνι, είναι ιδανικό για ροές μεγάλων διαρκειών. Βάλε λεμόνι σπίτι σου να παίζει συνέχεια και θα αλλάξει η εμπειρία σου! Ότι και να κάνεις, θα αποκτήσει μια λεμονάτη γεύση, ελαφριά ή πιο έντονη, ανάλογα την ώρα και τη ζώνη που επισκέπτεσαι…</text:span></text:p>
      <text:p text:style-name="P4"><text:span text:style-name="T2"><text:s/>Δοκίμασέ μας, και πες μας!..</text:span></text:p>
      <text:p text:style-name="P1"/>
      <text:p text:style-name="P1"/>
      <text:p text:style-name="Standard"><text:span text:style-name="T4">Περιγραφή ζωνών (στα μπάνερ του κάθε ενός και στο </text:span><text:span text:style-name="T6">about</text:span><text:span text:style-name="T4">)</text:span></text:p>
      <text:p text:style-name="P2"/>
      <text:p text:style-name="P1"/>
      <text:p text:style-name="Standard"><text:span text:style-name="T2">Η </text:span><text:span text:style-name="T1">energetic</text:span><text:span text:style-name="T2"> </text:span><text:span text:style-name="T1">zone</text:span><text:span text:style-name="T2"> ανοίγει στις 6 τα ξημερώματα και κλείνει στις 12 το μεσημέρι προσφέροντας μια ενεργητική ατμόσφαιρα και μια δυναμική ροή, ικανή να σας κρατάει σε μια σχετική εγρήγορση. Ξεκινήστε τη μέρα σας με νερό και λίγες σταγόνες λεμόνι, φτιάξτε καφέ, και συντονιστείτε με το λεμόνι!.. θα σας κρατήσει συντροφιά με εξαίσιες μουσικές και λόγια, συντονισμένα στους πρωινούς βιορυθμούς.</text:span></text:p>
      <text:p text:style-name="P1"/>
      <text:p text:style-name="Standard"><text:soft-page-break/><text:span text:style-name="T2">Η </text:span><text:span text:style-name="T1">mellow</text:span><text:span text:style-name="T2"> </text:span><text:span text:style-name="T1">zone</text:span><text:span text:style-name="T2"> ανοίγει τις πόρτες της στις 12 το μεσημέρι και κλείνει στις 6 το απόγευμα. Τρέξαμε αρκετά το πρωί και έχουμε ανάγκη να ρίξουμε λίγο τους ρυθμούς μας, να κατευνάσουμε τα πνεύματα, να πάρουμε ανάσες και δυνάμεις για τη συνέχεια! Συντονιστείτε με το λεμόνι!.. θα σας κρατήσει συντροφιά με εξαίσιες μουσικές και λόγια, συντονισμένα στους μεσημεριανούς και απογευματινούς βιορυθμούς.</text:span></text:p>
      <text:p text:style-name="P1"/>
      <text:p text:style-name="Standard"><text:span text:style-name="T2">Η </text:span><text:span text:style-name="T1">twilight</text:span><text:span text:style-name="T2"> </text:span><text:span text:style-name="T1">zone</text:span><text:span text:style-name="T2"> υποδέχεται το κοινό της στις 6 το απόγευμα και αποχαιρετά τους τελευταίους πελάτες της, στις 12 τα μεσάνυχτα. Η ενεργητικότητα επιστρέφει, το κύμα ανεβαίνει, αλλά αυτή τη φορά το σκηνικό είναι πιο σκοτεινό. Όσο προχωρεί η ώρα προς τα μεσάνυχτα, τα αίματα ανάβουν λίγο παραπάνω, μια μαργαρίτα και λεμόνι για παρέα, με εξαίσιες μουσικές και λόγια, συντονισμένα στους απογευματινούς και νυχτερινούς βιορυθμούς</text:span></text:p>
      <text:p text:style-name="P1"/>
      <text:p text:style-name="Standard"><text:span text:style-name="T2">Η </text:span><text:span text:style-name="T1">deep</text:span><text:span text:style-name="T2"> </text:span><text:span text:style-name="T1">zone</text:span><text:span text:style-name="T2"> είναι το </text:span><text:span text:style-name="T1">dance</text:span><text:span text:style-name="T2"> </text:span><text:span text:style-name="T1">club</text:span><text:span text:style-name="T2"> του πολυχώρου και ο χορός εδώ, πρωταγωνιστεί, είναι το βασικό ζητούμενο τουλάχιστον τις πρώτες τρεις ώρες που οι ηλεκτρονικές μουσικές του λεμονιού, διεγείρουν τα σώματα να κινηθούν και να κουνηθούν. Όπως όλα στο λεμόνι, σταδιακά μεταμορφώνεται <text:s/>και η </text:span><text:span text:style-name="T1">deep</text:span><text:span text:style-name="T2"> </text:span><text:span text:style-name="T1">zone</text:span><text:span text:style-name="T2">, και κάπου κοντά στα ξημερώματα γίνεται <text:s/>ένα τύπου </text:span><text:span text:style-name="T1">relaxing</text:span><text:span text:style-name="T2"> </text:span><text:span text:style-name="T1">club</text:span><text:span text:style-name="T2">! Όσοι/ες </text:span><text:soft-page-break/><text:span text:style-name="T2">μένετε ξύπνιοι στη γοητεία της νύχτας, το λεμόνι προσφέρει μια σαγηνευτική ροή με εξαίσιες μουσικές και λόγια συντονισμένα στους βιορυθμούς της βαθιάς νύχτας!</text:span></text:p>
      <text:p text:style-name="P1"/>
      <text:p text:style-name="Standard"><text:span text:style-name="T5">Donate</text:span></text:p>
      <text:p text:style-name="P1"/>
      <text:p text:style-name="Standard"><text:span text:style-name="T2">Όλη η προσπάθεια και η δέσμευσή μας, είναι να κάνουμε ένα ραδιόφωνο που να σέβεται το κοινό μας, αυτό το κοινό που κουράστηκε με τους συνήθεις, νευρωτικούς ραδιοφωνικούς ρυθμούς, τα επίμονα σήματα,</text:span><text:bookmark text:name="Bookmark"/><text:span text:style-name="T2"> τις κακές μουσικές, τις πολλές και ενοχλητικές διαφημίσεις, την επικέντρωση σε τελείως ανούσια θέματα και το ασταμάτητο κράξιμο πώλησης πάσης φύσεως προϊόντων.</text:span></text:p>
      <text:p text:style-name="Standard"><text:span text:style-name="T2">Αν είσαι σε αυτό το κοινό, που αγαπάει το ραδιόφωνο, που λαχταρά να ακούσει καλό ραδιόφωνο, που εκτιμάει το αυθεντικό, το οργανικό, το ελεύθερο… και πιστεύεις ότι πρέπει να υπάρχουμε και να ακουγόμαστε τότε η κάθε στήριξή σου, ο κάθε οβολός σου, είναι σημαντικά για μας!</text:span></text:p>
      <text:p text:style-name="Standard"><text:span text:style-name="T2">Το σίγουρο είναι ότι τα χρήματά σας, θα μας δίνουν τη δυνατότητα να κάνουμε όλο και καλύτερο ραδιόφωνο!</text:span></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25in" fo:margin-right="0in" fo:line-height="115%" fo:hyphenation-ladder-count="no-limit" fo:text-indent="-0.1in" style:auto-text-indent="false"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1in" style:auto-text-indent="false"/>
    </style:style>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4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9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4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9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4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9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4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9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4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10</meta:editing-cycles>
    <meta:creation-date>2020-03-05T18:43:00</meta:creation-date>
    <dc:date>2020-03-16T15:02:00</dc:date>
    <meta:editing-duration>PT1H6M21S</meta:editing-duration>
    <meta:generator>OpenOffice/4.1.7$Win32 OpenOffice.org_project/417m1$Build-9800</meta:generator>
    <meta:document-statistic meta:table-count="0" meta:image-count="0" meta:object-count="0" meta:page-count="4" meta:paragraph-count="18" meta:word-count="616" meta:character-count="38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